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216c"/>
    </style:style>
    <style:style style:name="P2" style:family="paragraph" style:parent-style-name="Standard">
      <style:text-properties officeooo:rsid="001c89b8" officeooo:paragraph-rsid="001f53f0"/>
    </style:style>
    <style:style style:name="P3" style:family="paragraph" style:parent-style-name="Standard">
      <style:text-properties officeooo:rsid="0021a1ad" officeooo:paragraph-rsid="0021a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 o conhecimento de objetos em mãos construa um programinha de controle de convidados mais elaborado, considerando as propriedades:</text:p>
      <text:p text:style-name="P2"/>
      <text:p text:style-name="P3">- Nome</text:p>
      <text:p text:style-name="P3">- Idade</text:p>
      <text:p text:style-name="P3">- CPF</text:p>
      <text:p text:style-name="P3"/>
      <text:p text:style-name="P3"/>
      <text:p text:style-name="P1">Permita que o cadastrante digite estas informações em nosso array de convi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12T21:46:16.136591743</dc:date>
    <meta:editing-duration>PT30M52S</meta:editing-duration>
    <meta:editing-cycles>19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37" meta:character-count="231" meta:non-whitespace-character-count="199"/>
  </office:meta>
</office:document-meta>
</file>